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rial" svg:font-family="Arial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50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211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592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4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" fo:font-size="12pt" style:font-size-asian="12pt" style:font-size-complex="12pt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2335in" style:writing-mode="page"/>
      <style:text-properties fo:color="#000000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53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233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7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</style:style>
    <style:style style:name="ce60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3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olidated Activities" table:style-name="ta1" table:print-ranges="'Consolidated Activities'.A1:'Consolidated Activities'.N36">
        <office:forms form:automatic-focus="false" form:apply-design-mode="false"/>
        <table:table-column table:style-name="co1" table:default-cell-style-name="ce16"/>
        <table:table-column table:style-name="co2" table:number-columns-repeated="9" table:default-cell-style-name="ce28"/>
        <table:table-column table:style-name="co2" table:number-columns-repeated="2" table:default-cell-style-name="ce37"/>
        <table:table-column table:style-name="co2" table:default-cell-style-name="ce41"/>
        <table:table-column table:style-name="co2" table:default-cell-style-name="ce28"/>
        <table:table-column table:style-name="co3" table:number-columns-repeated="16336" table:default-cell-style-name="ce50"/>
        <table:table-column table:style-name="co3" table:number-columns-repeated="34" table:default-cell-style-name="Default"/>
        <table:table-row table:style-name="ro1">
          <table:table-cell table:style-name="ce47" office:value-type="string" calcext:value-type="string">
            <text:p>Consolidated Activities</text:p>
          </table:table-cell>
          <table:table-cell table:style-name="ce86"/>
          <table:table-cell table:style-name="ce98" table:number-columns-repeated="8"/>
          <table:table-cell table:style-name="ce106" table:number-columns-repeated="2"/>
          <table:table-cell table:style-name="ce91"/>
          <table:table-cell table:style-name="ce98"/>
          <table:table-cell table:number-columns-repeated="16370"/>
        </table:table-row>
        <table:table-row table:style-name="ro2"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18" table:number-columns-repeated="16336"/>
          <table:table-cell table:style-name="ce34" table:number-columns-repeated="34"/>
        </table:table-row>
        <table:table-row table:style-name="ro2">
          <table:table-cell table:style-name="ce71" office:value-type="string" calcext:value-type="string">
            <text:p>UNRESTRICTED NET ASSETS</text:p>
          </table:table-cell>
          <table:table-cell table:style-name="ce88"/>
          <table:table-cell table:style-name="ce95" table:number-columns-repeated="8"/>
          <table:table-cell table:style-name="ce107" table:number-columns-repeated="2"/>
          <table:table-cell table:style-name="ce107" table:number-columns-spanned="3" table:number-rows-spanned="1"/>
          <table:covered-table-cell table:style-name="ce107"/>
          <table:covered-table-cell table:style-name="ce117"/>
          <table:table-cell table:style-name="ce60" table:number-columns-repeated="16335"/>
          <table:table-cell table:style-name="ce34" table:number-columns-repeated="34"/>
        </table:table-row>
        <table:table-row table:style-name="ro2">
          <table:table-cell table:style-name="ce72" office:value-type="string" calcext:value-type="string">
            <text:p>REVENUES</text:p>
          </table:table-cell>
          <table:table-cell table:style-name="ce89"/>
          <table:table-cell table:style-name="ce93" table:number-columns-repeated="8"/>
          <table:table-cell table:style-name="ce108" table:number-columns-repeated="3"/>
          <table:table-cell table:style-name="ce114"/>
          <table:table-cell table:style-name="ce51" table:number-columns-repeated="16336"/>
          <table:table-cell table:style-name="ce34" table:number-columns-repeated="34"/>
        </table:table-row>
        <table:table-row table:style-name="ro2">
          <table:table-cell table:style-name="ce73" office:value-type="string" calcext:value-type="string">
            <text:p>LCFF State Aid &amp; Property Tax Revenue</text:p>
          </table:table-cell>
          <table:table-cell table:style-name="ce90" office:value-type="currency" office:currency="USD" office:value="68623477" calcext:value-type="currency">
            <text:p>$68,623,477</text:p>
          </table:table-cell>
          <table:table-cell table:style-name="ce91" office:value-type="currency" office:currency="USD" office:value="68946084" calcext:value-type="currency">
            <text:p>$68,946,084</text:p>
          </table:table-cell>
          <table:table-cell table:style-name="ce91" office:value-type="currency" office:currency="USD" office:value="66915020" calcext:value-type="currency">
            <text:p>$66,915,020</text:p>
          </table:table-cell>
          <table:table-cell table:style-name="ce91" office:value-type="currency" office:currency="USD" office:value="63871048" calcext:value-type="currency">
            <text:p>$63,871,048</text:p>
          </table:table-cell>
          <table:table-cell table:style-name="ce91" office:value-type="currency" office:currency="USD" office:value="54505286" calcext:value-type="currency">
            <text:p>$54,505,286</text:p>
          </table:table-cell>
          <table:table-cell table:style-name="ce91" office:value-type="currency" office:currency="USD" office:value="38756121" calcext:value-type="currency">
            <text:p>$38,756,121</text:p>
          </table:table-cell>
          <table:table-cell table:style-name="ce91" office:value-type="currency" office:currency="USD" office:value="36874280" calcext:value-type="currency">
            <text:p>$36,874,280</text:p>
          </table:table-cell>
          <table:table-cell table:style-name="ce91" office:value-type="currency" office:currency="USD" office:value="29395472" calcext:value-type="currency">
            <text:p>$29,395,472</text:p>
          </table:table-cell>
          <table:table-cell table:style-name="ce91" office:value-type="currency" office:currency="USD" office:value="23505887" calcext:value-type="currency">
            <text:p>$23,505,887</text:p>
          </table:table-cell>
          <table:table-cell table:style-name="ce109" table:number-columns-repeated="2"/>
          <table:table-cell table:style-name="ce109" office:value-type="float" office:value="23505887" calcext:value-type="float">
            <text:p>$ 23,505,887</text:p>
          </table:table-cell>
          <table:table-cell table:style-name="ce109"/>
          <table:table-cell table:style-name="ce52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3" office:value-type="string" calcext:value-type="string">
            <text:p>Categorical grant revenue</text:p>
          </table:table-cell>
          <table:table-cell table:style-name="ce91"/>
          <table:table-cell table:style-name="ce90" table:number-columns-repeated="8"/>
          <table:table-cell table:style-name="ce91" office:value-type="currency" office:currency="USD" office:value="3324789" calcext:value-type="currency">
            <text:p>$3,324,789</text:p>
          </table:table-cell>
          <table:table-cell table:style-name="ce91" office:value-type="currency" office:currency="USD" office:value="2234521" calcext:value-type="currency">
            <text:p>$2,234,521</text:p>
          </table:table-cell>
          <table:table-cell table:style-name="ce91" office:value-type="currency" office:currency="USD" office:value="1286595" calcext:value-type="currency">
            <text:p>$1,286,595</text:p>
          </table:table-cell>
          <table:table-cell table:style-name="ce91" office:value-type="currency" office:currency="USD" office:value="802227" calcext:value-type="currency">
            <text:p>$802,227</text:p>
          </table:table-cell>
          <table:table-cell table:style-name="ce53" table:number-columns-repeated="11"/>
          <table:table-cell table:style-name="ce34"/>
          <table:table-cell table:style-name="ce55"/>
          <table:table-cell table:number-columns-repeated="16357"/>
        </table:table-row>
        <table:table-row table:style-name="ro2">
          <table:table-cell table:style-name="ce73" office:value-type="string" calcext:value-type="string">
            <text:p>Property taxes</text:p>
          </table:table-cell>
          <table:table-cell table:style-name="ce91"/>
          <table:table-cell table:style-name="ce94" table:number-columns-repeated="4"/>
          <table:table-cell table:style-name="ce91" office:value-type="currency" office:currency="USD" office:value="13886120" calcext:value-type="currency">
            <text:p>$13,886,120</text:p>
          </table:table-cell>
          <table:table-cell table:style-name="ce91" office:value-type="currency" office:currency="USD" office:value="9388704" calcext:value-type="currency">
            <text:p>$9,388,704</text:p>
          </table:table-cell>
          <table:table-cell table:style-name="ce91" office:value-type="currency" office:currency="USD" office:value="7536074" calcext:value-type="currency">
            <text:p>$7,536,074</text:p>
          </table:table-cell>
          <table:table-cell table:style-name="ce91" office:value-type="currency" office:currency="USD" office:value="6328495" calcext:value-type="currency">
            <text:p>$6,328,495</text:p>
          </table:table-cell>
          <table:table-cell table:style-name="ce91" office:value-type="currency" office:currency="USD" office:value="5422165" calcext:value-type="currency">
            <text:p>$5,422,165</text:p>
          </table:table-cell>
          <table:table-cell table:style-name="ce91" office:value-type="currency" office:currency="USD" office:value="4178669" calcext:value-type="currency">
            <text:p>$4,178,669</text:p>
          </table:table-cell>
          <table:table-cell table:style-name="ce91" office:value-type="currency" office:currency="USD" office:value="2757142" calcext:value-type="currency">
            <text:p>$2,757,142</text:p>
          </table:table-cell>
          <table:table-cell table:style-name="ce91" office:value-type="currency" office:currency="USD" office:value="2905691" calcext:value-type="currency">
            <text:p>$2,905,691</text:p>
          </table:table-cell>
          <table:table-cell table:style-name="ce53" table:number-columns-repeated="11"/>
          <table:table-cell table:style-name="ce34"/>
          <table:table-cell table:style-name="ce55"/>
          <table:table-cell table:style-name="ce68" table:number-columns-repeated="16323"/>
          <table:table-cell table:style-name="ce34" table:number-columns-repeated="34"/>
        </table:table-row>
        <table:table-row table:style-name="ro2">
          <table:table-cell table:style-name="ce73" office:value-type="string" calcext:value-type="string">
            <text:p>Apportionment revenue</text:p>
          </table:table-cell>
          <table:table-cell table:style-name="ce91" office:value-type="currency" office:currency="USD" office:value="44700518" calcext:value-type="currency">
            <text:p>$44,700,518</text:p>
          </table:table-cell>
          <table:table-cell table:style-name="ce91" office:value-type="currency" office:currency="USD" office:value="41743700" calcext:value-type="currency">
            <text:p>$41,743,700</text:p>
          </table:table-cell>
          <table:table-cell table:style-name="ce91" office:value-type="currency" office:currency="USD" office:value="35399299" calcext:value-type="currency">
            <text:p>$35,399,299</text:p>
          </table:table-cell>
          <table:table-cell table:style-name="ce91" office:value-type="currency" office:currency="USD" office:value="29960397" calcext:value-type="currency">
            <text:p>$29,960,397</text:p>
          </table:table-cell>
          <table:table-cell table:style-name="ce91" office:value-type="currency" office:currency="USD" office:value="24205579" calcext:value-type="currency">
            <text:p>$24,205,579</text:p>
          </table:table-cell>
          <table:table-cell table:style-name="ce91" office:value-type="currency" office:currency="USD" office:value="20628908" calcext:value-type="currency">
            <text:p>$20,628,908</text:p>
          </table:table-cell>
          <table:table-cell table:style-name="ce91" office:value-type="currency" office:currency="USD" office:value="11304499" calcext:value-type="currency">
            <text:p>$11,304,499</text:p>
          </table:table-cell>
          <table:table-cell table:style-name="ce91" office:value-type="currency" office:currency="USD" office:value="7039060" calcext:value-type="currency">
            <text:p>$7,039,060</text:p>
          </table:table-cell>
          <table:table-cell table:style-name="ce91" office:value-type="currency" office:currency="USD" office:value="2005025" calcext:value-type="currency">
            <text:p>$2,005,025</text:p>
          </table:table-cell>
          <table:table-cell table:style-name="ce91" office:value-type="currency" office:currency="USD" office:value="13345784" calcext:value-type="currency">
            <text:p>$13,345,784</text:p>
          </table:table-cell>
          <table:table-cell table:style-name="ce91" office:value-type="currency" office:currency="USD" office:value="7750396" calcext:value-type="currency">
            <text:p>$7,750,396</text:p>
          </table:table-cell>
          <table:table-cell table:style-name="ce91" office:value-type="currency" office:currency="USD" office:value="3808147" calcext:value-type="currency">
            <text:p>$3,808,147</text:p>
          </table:table-cell>
          <table:table-cell table:style-name="ce91" office:value-type="currency" office:currency="USD" office:value="1307654" calcext:value-type="currency">
            <text:p>$1,307,654</text:p>
          </table:table-cell>
          <table:table-cell table:style-name="ce54" table:number-columns-repeated="11"/>
          <table:table-cell table:style-name="ce34"/>
          <table:table-cell table:style-name="ce55"/>
          <table:table-cell table:number-columns-repeated="16357"/>
        </table:table-row>
        <table:table-row table:style-name="ro2">
          <table:table-cell table:style-name="ce73" office:value-type="string" calcext:value-type="string">
            <text:p>Other State revenue</text:p>
          </table:table-cell>
          <table:table-cell table:style-name="ce91" office:value-type="currency" office:currency="USD" office:value="29777584" calcext:value-type="currency">
            <text:p>$29,777,584</text:p>
          </table:table-cell>
          <table:table-cell table:style-name="ce91" office:value-type="currency" office:currency="USD" office:value="23380609" calcext:value-type="currency">
            <text:p>$23,380,609</text:p>
          </table:table-cell>
          <table:table-cell table:style-name="ce91" office:value-type="currency" office:currency="USD" office:value="20884624" calcext:value-type="currency">
            <text:p>$20,884,624</text:p>
          </table:table-cell>
          <table:table-cell table:style-name="ce91" office:value-type="currency" office:currency="USD" office:value="21341595" calcext:value-type="currency">
            <text:p>$21,341,595</text:p>
          </table:table-cell>
          <table:table-cell table:style-name="ce91" office:value-type="currency" office:currency="USD" office:value="14517185" calcext:value-type="currency">
            <text:p>$14,517,185</text:p>
          </table:table-cell>
          <table:table-cell table:style-name="ce91" office:value-type="currency" office:currency="USD" office:value="12324370" calcext:value-type="currency">
            <text:p>$12,324,370</text:p>
          </table:table-cell>
          <table:table-cell table:style-name="ce91" office:value-type="currency" office:currency="USD" office:value="11818504" calcext:value-type="currency">
            <text:p>$11,818,504</text:p>
          </table:table-cell>
          <table:table-cell table:style-name="ce91" office:value-type="currency" office:currency="USD" office:value="9200216" calcext:value-type="currency">
            <text:p>$9,200,216</text:p>
          </table:table-cell>
          <table:table-cell table:style-name="ce91" office:value-type="currency" office:currency="USD" office:value="8107055" calcext:value-type="currency">
            <text:p>$8,107,055</text:p>
          </table:table-cell>
          <table:table-cell table:style-name="ce91" office:value-type="currency" office:currency="USD" office:value="6279357" calcext:value-type="currency">
            <text:p>$6,279,357</text:p>
          </table:table-cell>
          <table:table-cell table:style-name="ce91" office:value-type="currency" office:currency="USD" office:value="3612096" calcext:value-type="currency">
            <text:p>$3,612,096</text:p>
          </table:table-cell>
          <table:table-cell table:style-name="ce91" office:value-type="currency" office:currency="USD" office:value="2158917" calcext:value-type="currency">
            <text:p>$2,158,917</text:p>
          </table:table-cell>
          <table:table-cell table:style-name="ce91" office:value-type="currency" office:currency="USD" office:value="1307189" calcext:value-type="currency">
            <text:p>$1,307,189</text:p>
          </table:table-cell>
          <table:table-cell table:style-name="ce53" table:number-columns-repeated="11"/>
          <table:table-cell table:style-name="ce34"/>
          <table:table-cell table:style-name="ce55"/>
          <table:table-cell table:number-columns-repeated="16357"/>
        </table:table-row>
        <table:table-row table:style-name="ro2">
          <table:table-cell table:style-name="ce73" office:value-type="string" calcext:value-type="string">
            <text:p>Federal revenue</text:p>
          </table:table-cell>
          <table:table-cell table:style-name="ce91" office:value-type="currency" office:currency="USD" office:value="32507563" calcext:value-type="currency">
            <text:p>$32,507,563</text:p>
          </table:table-cell>
          <table:table-cell table:style-name="ce91" office:value-type="currency" office:currency="USD" office:value="19487194" calcext:value-type="currency">
            <text:p>$19,487,194</text:p>
          </table:table-cell>
          <table:table-cell table:style-name="ce91" office:value-type="currency" office:currency="USD" office:value="11965795" calcext:value-type="currency">
            <text:p>$11,965,795</text:p>
          </table:table-cell>
          <table:table-cell table:style-name="ce91" office:value-type="currency" office:currency="USD" office:value="12974150" calcext:value-type="currency">
            <text:p>$12,974,150</text:p>
          </table:table-cell>
          <table:table-cell table:style-name="ce91" office:value-type="currency" office:currency="USD" office:value="12951747" calcext:value-type="currency">
            <text:p>$12,951,747</text:p>
          </table:table-cell>
          <table:table-cell table:style-name="ce91" office:value-type="currency" office:currency="USD" office:value="11057467" calcext:value-type="currency">
            <text:p>$11,057,467</text:p>
          </table:table-cell>
          <table:table-cell table:style-name="ce91" office:value-type="currency" office:currency="USD" office:value="9850236" calcext:value-type="currency">
            <text:p>$9,850,236</text:p>
          </table:table-cell>
          <table:table-cell table:style-name="ce91" office:value-type="currency" office:currency="USD" office:value="8136903" calcext:value-type="currency">
            <text:p>$8,136,903</text:p>
          </table:table-cell>
          <table:table-cell table:style-name="ce91" office:value-type="currency" office:currency="USD" office:value="6257194" calcext:value-type="currency">
            <text:p>$6,257,194</text:p>
          </table:table-cell>
          <table:table-cell table:style-name="ce92" office:value-type="currency" office:currency="USD" office:value="3794964" calcext:value-type="currency">
            <text:p>$3,794,964</text:p>
          </table:table-cell>
          <table:table-cell table:style-name="ce91" office:value-type="currency" office:currency="USD" office:value="2791168" calcext:value-type="currency">
            <text:p>$2,791,168</text:p>
          </table:table-cell>
          <table:table-cell table:style-name="ce91" office:value-type="currency" office:currency="USD" office:value="1846344" calcext:value-type="currency">
            <text:p>$1,846,344</text:p>
          </table:table-cell>
          <table:table-cell table:style-name="ce91" office:value-type="currency" office:currency="USD" office:value="1438772" calcext:value-type="currency">
            <text:p>$1,438,772</text:p>
          </table:table-cell>
          <table:table-cell table:style-name="ce53" table:number-columns-repeated="11"/>
          <table:table-cell table:style-name="ce34"/>
          <table:table-cell table:style-name="ce55"/>
          <table:table-cell table:style-name="ce34" table:number-columns-repeated="16323"/>
          <table:table-cell table:number-columns-repeated="34"/>
        </table:table-row>
        <table:table-row table:style-name="ro2">
          <table:table-cell table:style-name="ce73" office:value-type="string" calcext:value-type="string">
            <text:p>Other local revenue</text:p>
          </table:table-cell>
          <table:table-cell table:style-name="ce91" office:value-type="currency" office:currency="USD" office:value="1405104" calcext:value-type="currency">
            <text:p>$1,405,104</text:p>
          </table:table-cell>
          <table:table-cell table:style-name="ce91" office:value-type="currency" office:currency="USD" office:value="2640117" calcext:value-type="currency">
            <text:p>$2,640,117</text:p>
          </table:table-cell>
          <table:table-cell table:style-name="ce91" office:value-type="currency" office:currency="USD" office:value="886809" calcext:value-type="currency">
            <text:p>$886,809</text:p>
          </table:table-cell>
          <table:table-cell table:style-name="ce91" office:value-type="currency" office:currency="USD" office:value="3938359" calcext:value-type="currency">
            <text:p>$3,938,359</text:p>
          </table:table-cell>
          <table:table-cell table:style-name="ce91" office:value-type="currency" office:currency="USD" office:value="7440059" calcext:value-type="currency">
            <text:p>$7,440,059</text:p>
          </table:table-cell>
          <table:table-cell table:style-name="ce91" office:value-type="currency" office:currency="USD" office:value="2766145" calcext:value-type="currency">
            <text:p>$2,766,145</text:p>
          </table:table-cell>
          <table:table-cell table:style-name="ce91" office:value-type="currency" office:currency="USD" office:value="385359" calcext:value-type="currency">
            <text:p>$385,359</text:p>
          </table:table-cell>
          <table:table-cell table:style-name="ce91" office:value-type="currency" office:currency="USD" office:value="498053" calcext:value-type="currency">
            <text:p>$498,053</text:p>
          </table:table-cell>
          <table:table-cell table:style-name="ce91" office:value-type="currency" office:currency="USD" office:value="330206" calcext:value-type="currency">
            <text:p>$330,206</text:p>
          </table:table-cell>
          <table:table-cell table:style-name="ce91" office:value-type="currency" office:currency="USD" office:value="246867" calcext:value-type="currency">
            <text:p>$246,867</text:p>
          </table:table-cell>
          <table:table-cell table:style-name="ce91" office:value-type="currency" office:currency="USD" office:value="159258" calcext:value-type="currency">
            <text:p>$159,258</text:p>
          </table:table-cell>
          <table:table-cell table:style-name="ce91" office:value-type="currency" office:currency="USD" office:value="1284251" calcext:value-type="currency">
            <text:p>$1,284,251</text:p>
          </table:table-cell>
          <table:table-cell table:style-name="ce91" office:value-type="currency" office:currency="USD" office:value="123109" calcext:value-type="currency">
            <text:p>$123,109</text:p>
          </table:table-cell>
          <table:table-cell table:style-name="ce55"/>
          <table:table-cell table:style-name="ce61" table:number-columns-repeated="2"/>
          <table:table-cell table:style-name="ce55" table:number-columns-repeated="3"/>
          <table:table-cell table:style-name="ce66" table:number-columns-repeated="5"/>
          <table:table-cell table:style-name="ce34"/>
          <table:table-cell table:style-name="ce55"/>
          <table:table-cell table:style-name="ce56" table:number-columns-repeated="16323"/>
          <table:table-cell table:style-name="ce34" table:number-columns-repeated="34"/>
        </table:table-row>
        <table:table-row table:style-name="ro2">
          <table:table-cell table:style-name="ce73" office:value-type="string" calcext:value-type="string">
            <text:p>Contributions</text:p>
          </table:table-cell>
          <table:table-cell table:style-name="ce91" office:value-type="currency" office:currency="USD" office:value="7075182" calcext:value-type="currency">
            <text:p>$7,075,182</text:p>
          </table:table-cell>
          <table:table-cell table:style-name="ce91" office:value-type="currency" office:currency="USD" office:value="5798443" calcext:value-type="currency">
            <text:p>$5,798,443</text:p>
          </table:table-cell>
          <table:table-cell table:style-name="ce91" office:value-type="currency" office:currency="USD" office:value="6323553" calcext:value-type="currency">
            <text:p>$6,323,553</text:p>
          </table:table-cell>
          <table:table-cell table:style-name="ce91" office:value-type="currency" office:currency="USD" office:value="5461149" calcext:value-type="currency">
            <text:p>$5,461,149</text:p>
          </table:table-cell>
          <table:table-cell table:style-name="ce91" office:value-type="currency" office:currency="USD" office:value="8006858" calcext:value-type="currency">
            <text:p>$8,006,858</text:p>
          </table:table-cell>
          <table:table-cell table:style-name="ce91" office:value-type="currency" office:currency="USD" office:value="8197231" calcext:value-type="currency">
            <text:p>$8,197,231</text:p>
          </table:table-cell>
          <table:table-cell table:style-name="ce91" office:value-type="currency" office:currency="USD" office:value="8141627" calcext:value-type="currency">
            <text:p>$8,141,627</text:p>
          </table:table-cell>
          <table:table-cell table:style-name="ce91" office:value-type="currency" office:currency="USD" office:value="5251662" calcext:value-type="currency">
            <text:p>$5,251,662</text:p>
          </table:table-cell>
          <table:table-cell table:style-name="ce91" office:value-type="currency" office:currency="USD" office:value="7140065" calcext:value-type="currency">
            <text:p>$7,140,065</text:p>
          </table:table-cell>
          <table:table-cell table:style-name="ce90" office:value-type="currency" office:currency="USD" office:value="6261881" calcext:value-type="currency">
            <text:p>$6,261,881</text:p>
          </table:table-cell>
          <table:table-cell table:style-name="ce91" office:value-type="currency" office:currency="USD" office:value="3848403" calcext:value-type="currency">
            <text:p>$3,848,403</text:p>
          </table:table-cell>
          <table:table-cell table:style-name="ce91" office:value-type="currency" office:currency="USD" office:value="5833925" calcext:value-type="currency">
            <text:p>$5,833,925</text:p>
          </table:table-cell>
          <table:table-cell table:style-name="ce91" office:value-type="currency" office:currency="USD" office:value="1047856" calcext:value-type="currency">
            <text:p>$1,047,856</text:p>
          </table:table-cell>
          <table:table-cell table:style-name="ce55" table:number-columns-repeated="3"/>
          <table:table-cell table:style-name="ce64" table:number-columns-repeated="3"/>
          <table:table-cell table:style-name="ce55" table:number-columns-repeated="5"/>
          <table:table-cell table:style-name="ce34"/>
          <table:table-cell table:style-name="ce55"/>
          <table:table-cell table:style-name="ce34" table:number-columns-repeated="16323"/>
          <table:table-cell table:number-columns-repeated="34"/>
        </table:table-row>
        <table:table-row table:style-name="ro2">
          <table:table-cell table:style-name="ce73" office:value-type="string" calcext:value-type="string">
            <text:p>Amounts released from restriction</text:p>
          </table:table-cell>
          <table:table-cell table:style-name="ce91" office:value-type="currency" office:currency="USD" office:value="17000" calcext:value-type="currency">
            <text:p>$17,000</text:p>
          </table:table-cell>
          <table:table-cell table:style-name="ce91" office:value-type="currency" office:currency="USD" office:value="900000" calcext:value-type="currency">
            <text:p>$900,000</text:p>
          </table:table-cell>
          <table:table-cell table:style-name="ce91" office:value-type="currency" office:currency="USD" office:value="187450" calcext:value-type="currency">
            <text:p>$187,450</text:p>
          </table:table-cell>
          <table:table-cell table:style-name="ce91" office:value-type="currency" office:currency="USD" office:value="799680" calcext:value-type="currency">
            <text:p>$799,680</text:p>
          </table:table-cell>
          <table:table-cell table:style-name="ce91" office:value-type="currency" office:currency="USD" office:value="670638" calcext:value-type="currency">
            <text:p>$670,638</text:p>
          </table:table-cell>
          <table:table-cell table:style-name="ce91" office:value-type="currency" office:currency="USD" office:value="264170" calcext:value-type="currency">
            <text:p>$264,170</text:p>
          </table:table-cell>
          <table:table-cell table:style-name="ce91" office:value-type="currency" office:currency="USD" office:value="299290" calcext:value-type="currency">
            <text:p>$299,290</text:p>
          </table:table-cell>
          <table:table-cell table:style-name="ce91" office:value-type="currency" office:currency="USD" office:value="851995" calcext:value-type="currency">
            <text:p>$851,995</text:p>
          </table:table-cell>
          <table:table-cell table:style-name="ce91" office:value-type="currency" office:currency="USD" office:value="2780203" calcext:value-type="currency">
            <text:p>$2,780,203</text:p>
          </table:table-cell>
          <table:table-cell table:style-name="ce90" office:value-type="currency" office:currency="USD" office:value="1422347" calcext:value-type="currency">
            <text:p>$1,422,347</text:p>
          </table:table-cell>
          <table:table-cell table:style-name="ce91" office:value-type="currency" office:currency="USD" office:value="1583000" calcext:value-type="currency">
            <text:p>$1,583,000</text:p>
          </table:table-cell>
          <table:table-cell table:style-name="ce91" office:value-type="currency" office:currency="USD" office:value="5833925" calcext:value-type="currency">
            <text:p>$5,833,925</text:p>
          </table:table-cell>
          <table:table-cell table:style-name="ce91" office:value-type="currency" office:currency="USD" office:value="1047856" calcext:value-type="currency">
            <text:p>$1,047,856</text:p>
          </table:table-cell>
          <table:table-cell table:style-name="ce55" table:number-columns-repeated="3"/>
          <table:table-cell table:style-name="ce64" table:number-columns-repeated="3"/>
          <table:table-cell table:style-name="ce55" table:number-columns-repeated="5"/>
          <table:table-cell table:style-name="ce34"/>
          <table:table-cell table:style-name="ce55"/>
          <table:table-cell table:style-name="ce34" table:number-columns-repeated="16323"/>
          <table:table-cell table:number-columns-repeated="34"/>
        </table:table-row>
        <table:table-row table:style-name="ro2">
          <table:table-cell table:style-name="ce74" office:value-type="string" calcext:value-type="string">
            <text:p>Total unrestricted revenues</text:p>
          </table:table-cell>
          <table:table-cell table:style-name="ce91" office:value-type="currency" office:currency="USD" office:value="184106428" calcext:value-type="currency">
            <text:p>$184,106,428</text:p>
          </table:table-cell>
          <table:table-cell table:style-name="ce91" office:value-type="currency" office:currency="USD" office:value="162896147" calcext:value-type="currency">
            <text:p>$162,896,147</text:p>
          </table:table-cell>
          <table:table-cell table:style-name="ce91" office:value-type="currency" office:currency="USD" office:value="142562550" calcext:value-type="currency">
            <text:p>$142,562,550</text:p>
          </table:table-cell>
          <table:table-cell table:style-name="ce91" office:value-type="currency" office:currency="USD" office:value="138346378" calcext:value-type="currency">
            <text:p>$138,346,378</text:p>
          </table:table-cell>
          <table:table-cell table:style-name="ce91" office:value-type="currency" office:currency="USD" office:value="122297352" calcext:value-type="currency">
            <text:p>$122,297,352</text:p>
          </table:table-cell>
          <table:table-cell table:style-name="ce91" office:value-type="currency" office:currency="USD" office:value="107880532" calcext:value-type="currency">
            <text:p>$107,880,532</text:p>
          </table:table-cell>
          <table:table-cell table:style-name="ce91" office:value-type="currency" office:currency="USD" office:value="88062499" calcext:value-type="currency">
            <text:p>$88,062,499</text:p>
          </table:table-cell>
          <table:table-cell table:style-name="ce91" office:value-type="currency" office:currency="USD" office:value="67909435" calcext:value-type="currency">
            <text:p>$67,909,435</text:p>
          </table:table-cell>
          <table:table-cell table:style-name="ce91" office:value-type="currency" office:currency="USD" office:value="56454130" calcext:value-type="currency">
            <text:p>$56,454,130</text:p>
          </table:table-cell>
          <table:table-cell table:style-name="ce91" office:value-type="currency" office:currency="USD" office:value="40098154" calcext:value-type="currency">
            <text:p>$40,098,154</text:p>
          </table:table-cell>
          <table:table-cell table:style-name="ce91" office:value-type="currency" office:currency="USD" office:value="26157511" calcext:value-type="currency">
            <text:p>$26,157,511</text:p>
          </table:table-cell>
          <table:table-cell table:style-name="ce91" office:value-type="currency" office:currency="USD" office:value="18975321" calcext:value-type="currency">
            <text:p>$18,975,321</text:p>
          </table:table-cell>
          <table:table-cell table:style-name="ce91" office:value-type="currency" office:currency="USD" office:value="8932498" calcext:value-type="currency">
            <text:p>$8,932,498</text:p>
          </table:table-cell>
          <table:table-cell table:style-name="ce55"/>
          <table:table-cell table:style-name="ce62" table:number-columns-repeated="2"/>
          <table:table-cell table:style-name="ce65" table:number-columns-repeated="3"/>
          <table:table-cell table:style-name="ce62" table:number-columns-repeated="5"/>
          <table:table-cell table:style-name="ce67"/>
          <table:table-cell table:style-name="ce62"/>
          <table:table-cell table:style-name="ce69" table:number-columns-repeated="16323"/>
          <table:table-cell table:style-name="ce34" table:number-columns-repeated="34"/>
        </table:table-row>
        <table:table-row table:style-name="ro2">
          <table:table-cell table:style-name="ce75"/>
          <table:table-cell table:style-name="ce92"/>
          <table:table-cell table:style-name="ce91" table:number-columns-repeated="4"/>
          <table:table-cell table:style-name="ce90" table:number-columns-repeated="2"/>
          <table:table-cell table:style-name="ce91" table:number-columns-repeated="6"/>
          <table:table-cell table:style-name="ce56" table:number-columns-repeated="16336"/>
          <table:table-cell table:style-name="ce34" table:number-columns-repeated="34"/>
        </table:table-row>
        <table:table-row table:style-name="ro2">
          <table:table-cell table:style-name="ce72" office:value-type="string" calcext:value-type="string">
            <text:p>EXPENSES</text:p>
          </table:table-cell>
          <table:table-cell table:style-name="ce93" table:number-columns-repeated="9"/>
          <table:table-cell table:style-name="ce108" table:number-columns-repeated="4"/>
          <table:table-cell table:style-name="ce51" table:number-columns-repeated="16336"/>
          <table:table-cell table:style-name="ce34" table:number-columns-repeated="34"/>
        </table:table-row>
        <table:table-row table:style-name="ro2">
          <table:table-cell table:style-name="ce76" office:value-type="string" calcext:value-type="string">
            <text:p>Program expenses</text:p>
          </table:table-cell>
          <table:table-cell table:style-name="ce90" table:number-columns-repeated="7"/>
          <table:table-cell table:style-name="ce91" table:number-columns-repeated="2"/>
          <table:table-cell table:style-name="ce90" table:number-columns-repeated="4"/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77" office:value-type="string" calcext:value-type="string">
            <text:p>Educational programs</text:p>
          </table:table-cell>
          <table:table-cell table:style-name="ce90" office:value-type="currency" office:currency="USD" office:value="132441662" calcext:value-type="currency">
            <text:p>$132,441,662</text:p>
          </table:table-cell>
          <table:table-cell table:style-name="ce91" office:value-type="currency" office:currency="USD" office:value="101402187" calcext:value-type="currency">
            <text:p>$101,402,187</text:p>
          </table:table-cell>
          <table:table-cell table:style-name="ce91" office:value-type="currency" office:currency="USD" office:value="98929764" calcext:value-type="currency">
            <text:p>$98,929,764</text:p>
          </table:table-cell>
          <table:table-cell table:style-name="ce91" office:value-type="currency" office:currency="USD" office:value="92810139" calcext:value-type="currency">
            <text:p>$92,810,139</text:p>
          </table:table-cell>
          <table:table-cell table:style-name="ce91" office:value-type="currency" office:currency="USD" office:value="77408214" calcext:value-type="currency">
            <text:p>$77,408,214</text:p>
          </table:table-cell>
          <table:table-cell table:style-name="ce91" office:value-type="currency" office:currency="USD" office:value="70573394" calcext:value-type="currency">
            <text:p>$70,573,394</text:p>
          </table:table-cell>
          <table:table-cell table:style-name="ce91" office:value-type="currency" office:currency="USD" office:value="55869661" calcext:value-type="currency">
            <text:p>$55,869,661</text:p>
          </table:table-cell>
          <table:table-cell table:style-name="ce92" office:value-type="currency" office:currency="USD" office:value="46219562" calcext:value-type="currency">
            <text:p>$46,219,562</text:p>
          </table:table-cell>
          <table:table-cell table:style-name="ce92" office:value-type="currency" office:currency="USD" office:value="36985459" calcext:value-type="currency">
            <text:p>$36,985,459</text:p>
          </table:table-cell>
          <table:table-cell table:style-name="ce92" office:value-type="currency" office:currency="USD" office:value="22280859" calcext:value-type="currency">
            <text:p>$22,280,859</text:p>
          </table:table-cell>
          <table:table-cell table:style-name="ce92" office:value-type="currency" office:currency="USD" office:value="13130262" calcext:value-type="currency">
            <text:p>$13,130,262</text:p>
          </table:table-cell>
          <table:table-cell table:style-name="ce92" office:value-type="currency" office:currency="USD" office:value="7620063" calcext:value-type="currency">
            <text:p>$7,620,063</text:p>
          </table:table-cell>
          <table:table-cell table:style-name="ce91" office:value-type="currency" office:currency="USD" office:value="4719700" calcext:value-type="currency">
            <text:p>$4,719,700</text:p>
          </table:table-cell>
          <table:table-cell table:style-name="ce57"/>
          <table:table-cell table:style-name="ce63" table:number-columns-repeated="16335"/>
          <table:table-cell table:style-name="ce34" table:number-columns-repeated="34"/>
        </table:table-row>
        <table:table-row table:style-name="ro2">
          <table:table-cell table:style-name="ce77" office:value-type="string" calcext:value-type="string">
            <text:p>Site supports and program development</text:p>
          </table:table-cell>
          <table:table-cell table:style-name="ce90" office:value-type="currency" office:currency="USD" office:value="33483700" calcext:value-type="currency">
            <text:p>$33,483,700</text:p>
          </table:table-cell>
          <table:table-cell table:style-name="ce91" office:value-type="currency" office:currency="USD" office:value="29008887" calcext:value-type="currency">
            <text:p>$29,008,887</text:p>
          </table:table-cell>
          <table:table-cell table:style-name="ce91" office:value-type="currency" office:currency="USD" office:value="26861068" calcext:value-type="currency">
            <text:p>$26,861,068</text:p>
          </table:table-cell>
          <table:table-cell table:style-name="ce90" table:number-columns-repeated="2"/>
          <table:table-cell table:style-name="ce91" office:value-type="currency" office:currency="USD" office:value="27977604" calcext:value-type="currency">
            <text:p>$27,977,604</text:p>
          </table:table-cell>
          <table:table-cell table:style-name="ce91" office:value-type="currency" office:currency="USD" office:value="20076599" calcext:value-type="currency">
            <text:p>$20,076,599</text:p>
          </table:table-cell>
          <table:table-cell table:style-name="ce91" office:value-type="currency" office:currency="USD" office:value="16955433" calcext:value-type="currency">
            <text:p>$16,955,433</text:p>
          </table:table-cell>
          <table:table-cell table:style-name="ce91" office:value-type="currency" office:currency="USD" office:value="16905996" calcext:value-type="currency">
            <text:p>$16,905,996</text:p>
          </table:table-cell>
          <table:table-cell table:style-name="ce92" office:value-type="currency" office:currency="USD" office:value="10775327" calcext:value-type="currency">
            <text:p>$10,775,327</text:p>
          </table:table-cell>
          <table:table-cell table:style-name="ce92" office:value-type="currency" office:currency="USD" office:value="6821115" calcext:value-type="currency">
            <text:p>$6,821,115</text:p>
          </table:table-cell>
          <table:table-cell table:style-name="ce92"/>
          <table:table-cell table:style-name="ce91"/>
          <table:table-cell table:style-name="ce57"/>
          <table:table-cell table:style-name="ce63" table:number-columns-repeated="16335"/>
          <table:table-cell table:style-name="ce34" table:number-columns-repeated="34"/>
        </table:table-row>
        <table:table-row table:style-name="ro2">
          <table:table-cell table:style-name="ce73" office:value-type="string" calcext:value-type="string">
            <text:p>Program development and expansion</text:p>
          </table:table-cell>
          <table:table-cell table:style-name="ce91"/>
          <table:table-cell table:style-name="ce90" table:number-columns-repeated="8"/>
          <table:table-cell table:style-name="ce91"/>
          <table:table-cell table:style-name="ce90"/>
          <table:table-cell table:style-name="ce91" office:value-type="currency" office:currency="USD" office:value="735481" calcext:value-type="currency">
            <text:p>$735,481</text:p>
          </table:table-cell>
          <table:table-cell table:style-name="ce91" office:value-type="currency" office:currency="USD" office:value="655990" calcext:value-type="currency">
            <text:p>$655,990</text:p>
          </table:table-cell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3" office:value-type="string" calcext:value-type="string">
            <text:p>Site supports</text:p>
          </table:table-cell>
          <table:table-cell table:style-name="ce91"/>
          <table:table-cell table:style-name="ce90" table:number-columns-repeated="2"/>
          <table:table-cell table:style-name="ce91" office:value-type="currency" office:currency="USD" office:value="19510598" calcext:value-type="currency">
            <text:p>$19,510,598</text:p>
          </table:table-cell>
          <table:table-cell table:style-name="ce91" office:value-type="currency" office:currency="USD" office:value="13798155" calcext:value-type="currency">
            <text:p>$13,798,155</text:p>
          </table:table-cell>
          <table:table-cell table:style-name="ce90" table:number-columns-repeated="4"/>
          <table:table-cell table:style-name="ce91"/>
          <table:table-cell table:style-name="ce90"/>
          <table:table-cell table:style-name="ce91" office:value-type="currency" office:currency="USD" office:value="2719223" calcext:value-type="currency">
            <text:p>$2,719,223</text:p>
          </table:table-cell>
          <table:table-cell table:style-name="ce91" office:value-type="currency" office:currency="USD" office:value="1419008" calcext:value-type="currency">
            <text:p>$1,419,008</text:p>
          </table:table-cell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8" office:value-type="string" calcext:value-type="string">
            <text:p>Supporting services</text:p>
          </table:table-cell>
          <table:table-cell table:style-name="ce94"/>
          <table:table-cell table:style-name="ce90" table:number-columns-repeated="2"/>
          <table:table-cell table:style-name="ce94" table:number-columns-repeated="6"/>
          <table:table-cell table:style-name="ce90" table:number-columns-repeated="4"/>
          <table:table-cell table:number-columns-repeated="16336"/>
          <table:table-cell table:style-name="ce34" table:number-columns-repeated="34"/>
        </table:table-row>
        <table:table-row table:style-name="ro2">
          <table:table-cell table:style-name="ce73" office:value-type="string" calcext:value-type="string">
            <text:p>Administration and general</text:p>
          </table:table-cell>
          <table:table-cell table:style-name="ce91" office:value-type="currency" office:currency="USD" office:value="22879450" calcext:value-type="currency">
            <text:p>$22,879,450</text:p>
          </table:table-cell>
          <table:table-cell table:style-name="ce92" office:value-type="currency" office:currency="USD" office:value="17547189" calcext:value-type="currency">
            <text:p>$17,547,189</text:p>
          </table:table-cell>
          <table:table-cell table:style-name="ce92" office:value-type="currency" office:currency="USD" office:value="16606399" calcext:value-type="currency">
            <text:p>$16,606,399</text:p>
          </table:table-cell>
          <table:table-cell table:style-name="ce91" office:value-type="currency" office:currency="USD" office:value="21743194" calcext:value-type="currency">
            <text:p>$21,743,194</text:p>
          </table:table-cell>
          <table:table-cell table:style-name="ce91" office:value-type="currency" office:currency="USD" office:value="27685198" calcext:value-type="currency">
            <text:p>$27,685,198</text:p>
          </table:table-cell>
          <table:table-cell table:style-name="ce91" office:value-type="currency" office:currency="USD" office:value="9280970" calcext:value-type="currency">
            <text:p>$9,280,970</text:p>
          </table:table-cell>
          <table:table-cell table:style-name="ce91" office:value-type="currency" office:currency="USD" office:value="5748392" calcext:value-type="currency">
            <text:p>$5,748,392</text:p>
          </table:table-cell>
          <table:table-cell table:style-name="ce91" office:value-type="currency" office:currency="USD" office:value="4933874" calcext:value-type="currency">
            <text:p>$4,933,874</text:p>
          </table:table-cell>
          <table:table-cell table:style-name="ce91" office:value-type="currency" office:currency="USD" office:value="3959732" calcext:value-type="currency">
            <text:p>$3,959,732</text:p>
          </table:table-cell>
          <table:table-cell table:style-name="ce91" office:value-type="currency" office:currency="USD" office:value="3918745" calcext:value-type="currency">
            <text:p>$3,918,745</text:p>
          </table:table-cell>
          <table:table-cell table:style-name="ce91" office:value-type="currency" office:currency="USD" office:value="3472008" calcext:value-type="currency">
            <text:p>$3,472,008</text:p>
          </table:table-cell>
          <table:table-cell table:style-name="ce91" office:value-type="currency" office:currency="USD" office:value="2490378" calcext:value-type="currency">
            <text:p>$2,490,378</text:p>
          </table:table-cell>
          <table:table-cell table:style-name="ce91" office:value-type="currency" office:currency="USD" office:value="932421" calcext:value-type="currency">
            <text:p>$932,421</text:p>
          </table:table-cell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3" office:value-type="string" calcext:value-type="string">
            <text:p>Fundraising</text:p>
          </table:table-cell>
          <table:table-cell table:style-name="ce91" office:value-type="currency" office:currency="USD" office:value="507147" calcext:value-type="currency">
            <text:p>$507,147</text:p>
          </table:table-cell>
          <table:table-cell table:style-name="ce91" office:value-type="currency" office:currency="USD" office:value="440860" calcext:value-type="currency">
            <text:p>$440,860</text:p>
          </table:table-cell>
          <table:table-cell table:style-name="ce91" office:value-type="currency" office:currency="USD" office:value="345147" calcext:value-type="currency">
            <text:p>$345,147</text:p>
          </table:table-cell>
          <table:table-cell table:style-name="ce91" office:value-type="currency" office:currency="USD" office:value="281801" calcext:value-type="currency">
            <text:p>$281,801</text:p>
          </table:table-cell>
          <table:table-cell table:style-name="ce102"/>
          <table:table-cell table:style-name="ce90" table:number-columns-repeated="4"/>
          <table:table-cell table:style-name="ce91"/>
          <table:table-cell table:style-name="ce90"/>
          <table:table-cell table:style-name="ce91" table:number-columns-repeated="2"/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9" office:value-type="string" calcext:value-type="string">
            <text:p>Total supporting services</text:p>
          </table:table-cell>
          <table:table-cell table:style-name="ce91" office:value-type="currency" office:currency="USD" office:value="23386597" calcext:value-type="currency">
            <text:p>$23,386,597</text:p>
          </table:table-cell>
          <table:table-cell table:style-name="ce91" office:value-type="currency" office:currency="USD" office:value="17988049" calcext:value-type="currency">
            <text:p>$17,988,049</text:p>
          </table:table-cell>
          <table:table-cell table:style-name="ce91" office:value-type="currency" office:currency="USD" office:value="16951546" calcext:value-type="currency">
            <text:p>$16,951,546</text:p>
          </table:table-cell>
          <table:table-cell table:style-name="ce91" office:value-type="currency" office:currency="USD" office:value="22024995" calcext:value-type="currency">
            <text:p>$22,024,995</text:p>
          </table:table-cell>
          <table:table-cell table:style-name="ce91" office:value-type="currency" office:currency="USD" office:value="27685198" calcext:value-type="currency">
            <text:p>$27,685,198</text:p>
          </table:table-cell>
          <table:table-cell table:style-name="ce91" office:value-type="currency" office:currency="USD" office:value="37258574" calcext:value-type="currency">
            <text:p>$37,258,574</text:p>
          </table:table-cell>
          <table:table-cell table:style-name="ce91" office:value-type="currency" office:currency="USD" office:value="25824991" calcext:value-type="currency">
            <text:p>$25,824,991</text:p>
          </table:table-cell>
          <table:table-cell table:style-name="ce91" office:value-type="currency" office:currency="USD" office:value="21889307" calcext:value-type="currency">
            <text:p>$21,889,307</text:p>
          </table:table-cell>
          <table:table-cell table:style-name="ce91" office:value-type="currency" office:currency="USD" office:value="20865728" calcext:value-type="currency">
            <text:p>$20,865,728</text:p>
          </table:table-cell>
          <table:table-cell table:style-name="ce91" office:value-type="currency" office:currency="USD" office:value="14694072" calcext:value-type="currency">
            <text:p>$14,694,072</text:p>
          </table:table-cell>
          <table:table-cell table:style-name="ce91" office:value-type="currency" office:currency="USD" office:value="10293123" calcext:value-type="currency">
            <text:p>$10,293,123</text:p>
          </table:table-cell>
          <table:table-cell table:style-name="ce91" office:value-type="currency" office:currency="USD" office:value="5945082" calcext:value-type="currency">
            <text:p>$5,945,082</text:p>
          </table:table-cell>
          <table:table-cell table:style-name="ce91" office:value-type="currency" office:currency="USD" office:value="3007419" calcext:value-type="currency">
            <text:p>$3,007,419</text:p>
          </table:table-cell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9" office:value-type="string" calcext:value-type="string">
            <text:p>Total expenses</text:p>
          </table:table-cell>
          <table:table-cell table:style-name="ce91" office:value-type="currency" office:currency="USD" office:value="189311959" calcext:value-type="currency">
            <text:p>$189,311,959</text:p>
          </table:table-cell>
          <table:table-cell table:style-name="ce91" office:value-type="currency" office:currency="USD" office:value="148399123" calcext:value-type="currency">
            <text:p>$148,399,123</text:p>
          </table:table-cell>
          <table:table-cell table:style-name="ce91" office:value-type="currency" office:currency="USD" office:value="142742378" calcext:value-type="currency">
            <text:p>$142,742,378</text:p>
          </table:table-cell>
          <table:table-cell table:style-name="ce91" office:value-type="currency" office:currency="USD" office:value="134345732" calcext:value-type="currency">
            <text:p>$134,345,732</text:p>
          </table:table-cell>
          <table:table-cell table:style-name="ce91" office:value-type="currency" office:currency="USD" office:value="118891567" calcext:value-type="currency">
            <text:p>$118,891,567</text:p>
          </table:table-cell>
          <table:table-cell table:style-name="ce91" office:value-type="currency" office:currency="USD" office:value="107831968" calcext:value-type="currency">
            <text:p>$107,831,968</text:p>
          </table:table-cell>
          <table:table-cell table:style-name="ce91" office:value-type="currency" office:currency="USD" office:value="81694652" calcext:value-type="currency">
            <text:p>$81,694,652</text:p>
          </table:table-cell>
          <table:table-cell table:style-name="ce91" office:value-type="currency" office:currency="USD" office:value="68108869" calcext:value-type="currency">
            <text:p>$68,108,869</text:p>
          </table:table-cell>
          <table:table-cell table:style-name="ce91" office:value-type="currency" office:currency="USD" office:value="57851187" calcext:value-type="currency">
            <text:p>$57,851,187</text:p>
          </table:table-cell>
          <table:table-cell table:style-name="ce91" office:value-type="currency" office:currency="USD" office:value="36974931" calcext:value-type="currency">
            <text:p>$36,974,931</text:p>
          </table:table-cell>
          <table:table-cell table:style-name="ce91" office:value-type="currency" office:currency="USD" office:value="23423385" calcext:value-type="currency">
            <text:p>$23,423,385</text:p>
          </table:table-cell>
          <table:table-cell table:style-name="ce91" office:value-type="currency" office:currency="USD" office:value="13565145" calcext:value-type="currency">
            <text:p>$13,565,145</text:p>
          </table:table-cell>
          <table:table-cell table:style-name="ce91" office:value-type="currency" office:currency="USD" office:value="7727119" calcext:value-type="currency">
            <text:p>$7,727,119</text:p>
          </table:table-cell>
          <table:table-cell table:style-name="ce55"/>
          <table:table-cell table:style-name="ce34" table:number-columns-repeated="16335"/>
          <table:table-cell table:number-columns-repeated="34"/>
        </table:table-row>
        <table:table-row table:style-name="ro2">
          <table:table-cell table:style-name="ce78" office:value-type="string" calcext:value-type="string">
            <text:p>Change in unrestricted net assets</text:p>
          </table:table-cell>
          <table:table-cell table:style-name="ce91" office:value-type="currency" office:currency="USD" office:value="-5205531" calcext:value-type="currency">
            <text:p>-$5,205,531</text:p>
          </table:table-cell>
          <table:table-cell table:number-columns-repeated="2" table:style-name="ce91" office:value-type="currency" office:currency="USD" office:value="14497024" calcext:value-type="currency">
            <text:p>$14,497,024</text:p>
          </table:table-cell>
          <table:table-cell table:style-name="ce91" office:value-type="currency" office:currency="USD" office:value="4000646" calcext:value-type="currency">
            <text:p>$4,000,646</text:p>
          </table:table-cell>
          <table:table-cell table:style-name="ce91" office:value-type="currency" office:currency="USD" office:value="3405785" calcext:value-type="currency">
            <text:p>$3,405,785</text:p>
          </table:table-cell>
          <table:table-cell table:style-name="ce91" office:value-type="currency" office:currency="USD" office:value="48564" calcext:value-type="currency">
            <text:p>$48,564</text:p>
          </table:table-cell>
          <table:table-cell table:style-name="ce91" office:value-type="currency" office:currency="USD" office:value="6367847" calcext:value-type="currency">
            <text:p>$6,367,847</text:p>
          </table:table-cell>
          <table:table-cell table:style-name="ce105" office:value-type="currency" office:currency="USD" office:value="-199434" calcext:value-type="currency">
            <text:p>-$199,434</text:p>
          </table:table-cell>
          <table:table-cell table:style-name="ce105" office:value-type="currency" office:currency="USD" office:value="-1397057" calcext:value-type="currency">
            <text:p>-$1,397,057</text:p>
          </table:table-cell>
          <table:table-cell table:style-name="ce91" office:value-type="currency" office:currency="USD" office:value="3123223" calcext:value-type="currency">
            <text:p>$3,123,223</text:p>
          </table:table-cell>
          <table:table-cell table:style-name="ce91" office:value-type="currency" office:currency="USD" office:value="2734126" calcext:value-type="currency">
            <text:p>$2,734,126</text:p>
          </table:table-cell>
          <table:table-cell table:style-name="ce91" office:value-type="currency" office:currency="USD" office:value="5410176" calcext:value-type="currency">
            <text:p>$5,410,176</text:p>
          </table:table-cell>
          <table:table-cell table:style-name="ce91" office:value-type="currency" office:currency="USD" office:value="1205379" calcext:value-type="currency">
            <text:p>$1,205,379</text:p>
          </table:table-cell>
          <table:table-cell table:style-name="ce55"/>
          <table:table-cell table:style-name="ce59" table:number-columns-repeated="16335"/>
          <table:table-cell table:style-name="ce34" table:number-columns-repeated="34"/>
        </table:table-row>
        <table:table-row table:style-name="ro3">
          <table:table-cell table:style-name="ce80"/>
          <table:table-cell table:style-name="ce90"/>
          <table:table-cell table:style-name="ce91" table:number-columns-repeated="2"/>
          <table:table-cell table:style-name="ce90" table:number-columns-repeated="10"/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71" office:value-type="string" calcext:value-type="string">
            <text:p>TEMPORARILY RESTRICTED NET ASSETS</text:p>
          </table:table-cell>
          <table:table-cell table:style-name="ce95"/>
          <table:table-cell table:style-name="ce99" table:number-columns-repeated="8"/>
          <table:table-cell table:style-name="ce95" table:number-columns-repeated="4"/>
          <table:table-cell table:style-name="ce58" table:number-columns-repeated="16336"/>
          <table:table-cell table:style-name="ce34" table:number-columns-repeated="34"/>
        </table:table-row>
        <table:table-row table:style-name="ro2">
          <table:table-cell table:style-name="ce81" office:value-type="string" calcext:value-type="string">
            <text:p>Amounts released from restriction</text:p>
          </table:table-cell>
          <table:table-cell table:style-name="ce90" office:value-type="currency" office:currency="USD" office:value="-17000" calcext:value-type="currency">
            <text:p>-$17,000</text:p>
          </table:table-cell>
          <table:table-cell table:style-name="ce91" office:value-type="currency" office:currency="USD" office:value="-900000" calcext:value-type="currency">
            <text:p>-$900,000</text:p>
          </table:table-cell>
          <table:table-cell table:style-name="ce91" office:value-type="currency" office:currency="USD" office:value="-187450" calcext:value-type="currency">
            <text:p>-$187,450</text:p>
          </table:table-cell>
          <table:table-cell table:style-name="ce91" office:value-type="currency" office:currency="USD" office:value="-799680" calcext:value-type="currency">
            <text:p>-$799,680</text:p>
          </table:table-cell>
          <table:table-cell table:style-name="ce91" office:value-type="currency" office:currency="USD" office:value="-670638" calcext:value-type="currency">
            <text:p>-$670,638</text:p>
          </table:table-cell>
          <table:table-cell table:style-name="ce91" office:value-type="currency" office:currency="USD" office:value="-264170" calcext:value-type="currency">
            <text:p>-$264,170</text:p>
          </table:table-cell>
          <table:table-cell table:style-name="ce91" office:value-type="currency" office:currency="USD" office:value="-299290" calcext:value-type="currency">
            <text:p>-$299,290</text:p>
          </table:table-cell>
          <table:table-cell table:style-name="ce91" office:value-type="currency" office:currency="USD" office:value="-851995" calcext:value-type="currency">
            <text:p>-$851,995</text:p>
          </table:table-cell>
          <table:table-cell table:style-name="ce91" office:value-type="currency" office:currency="USD" office:value="-2780203" calcext:value-type="currency">
            <text:p>-$2,780,203</text:p>
          </table:table-cell>
          <table:table-cell table:style-name="ce90"/>
          <table:table-cell table:style-name="ce92" office:value-type="currency" office:currency="USD" office:value="-1422347" calcext:value-type="currency">
            <text:p>-$1,422,347</text:p>
          </table:table-cell>
          <table:table-cell table:style-name="ce90" table:number-columns-repeated="2"/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78" office:value-type="string" calcext:value-type="string">
            <text:p>Contributions</text:p>
          </table:table-cell>
          <table:table-cell table:style-name="ce91" office:value-type="currency" office:currency="USD" office:value="433858" calcext:value-type="currency">
            <text:p>$433,858</text:p>
          </table:table-cell>
          <table:table-cell table:style-name="ce91" office:value-type="currency" office:currency="USD" office:value="17000" calcext:value-type="currency">
            <text:p>$17,000</text:p>
          </table:table-cell>
          <table:table-cell table:style-name="ce91" office:value-type="currency" office:currency="USD" office:value="900000" calcext:value-type="currency">
            <text:p>$900,000</text:p>
          </table:table-cell>
          <table:table-cell table:style-name="ce90" table:number-columns-repeated="2"/>
          <table:table-cell table:style-name="ce91" office:value-type="currency" office:currency="USD" office:value="820305" calcext:value-type="currency">
            <text:p>$820,305</text:p>
          </table:table-cell>
          <table:table-cell table:style-name="ce91" office:value-type="currency" office:currency="USD" office:value="300160" calcext:value-type="currency">
            <text:p>$300,160</text:p>
          </table:table-cell>
          <table:table-cell table:style-name="ce91" office:value-type="currency" office:currency="USD" office:value="73366" calcext:value-type="currency">
            <text:p>$73,366</text:p>
          </table:table-cell>
          <table:table-cell table:style-name="ce91" office:value-type="currency" office:currency="USD" office:value="1652578" calcext:value-type="currency">
            <text:p>$1,652,578</text:p>
          </table:table-cell>
          <table:table-cell table:number-columns-repeated="2" table:style-name="ce92" office:value-type="currency" office:currency="USD" office:value="2247235" calcext:value-type="currency">
            <text:p>$2,247,235</text:p>
          </table:table-cell>
          <table:table-cell table:style-name="ce91" office:value-type="currency" office:currency="USD" office:value="1583000" calcext:value-type="currency">
            <text:p>$1,583,000</text:p>
          </table:table-cell>
          <table:table-cell table:style-name="ce91"/>
          <table:table-cell table:style-name="ce59" table:number-columns-repeated="16336"/>
          <table:table-cell table:style-name="ce34" table:number-columns-repeated="34"/>
        </table:table-row>
        <table:table-row table:style-name="ro2">
          <table:table-cell table:style-name="ce82" office:value-type="string" calcext:value-type="string">
            <text:p>Change in temporarily restricted net assets</text:p>
          </table:table-cell>
          <table:table-cell table:style-name="ce91" office:value-type="currency" office:currency="USD" office:value="416858" calcext:value-type="currency">
            <text:p>$416,858</text:p>
          </table:table-cell>
          <table:table-cell table:style-name="ce91" office:value-type="currency" office:currency="USD" office:value="-883000" calcext:value-type="currency">
            <text:p>-$883,000</text:p>
          </table:table-cell>
          <table:table-cell table:style-name="ce91" office:value-type="currency" office:currency="USD" office:value="712550" calcext:value-type="currency">
            <text:p>$712,550</text:p>
          </table:table-cell>
          <table:table-cell table:style-name="ce91" office:value-type="currency" office:currency="USD" office:value="-799680" calcext:value-type="currency">
            <text:p>-$799,680</text:p>
          </table:table-cell>
          <table:table-cell table:style-name="ce91" office:value-type="currency" office:currency="USD" office:value="-58342" calcext:value-type="currency">
            <text:p>-$58,342</text:p>
          </table:table-cell>
          <table:table-cell table:style-name="ce91" office:value-type="currency" office:currency="USD" office:value="556135" calcext:value-type="currency">
            <text:p>$556,135</text:p>
          </table:table-cell>
          <table:table-cell table:style-name="ce91" office:value-type="currency" office:currency="USD" office:value="870" calcext:value-type="currency">
            <text:p>$870</text:p>
          </table:table-cell>
          <table:table-cell table:style-name="ce105" office:value-type="currency" office:currency="USD" office:value="-778629" calcext:value-type="currency">
            <text:p>-$778,629</text:p>
          </table:table-cell>
          <table:table-cell table:style-name="ce105" office:value-type="currency" office:currency="USD" office:value="-1127625" calcext:value-type="currency">
            <text:p>-$1,127,625</text:p>
          </table:table-cell>
          <table:table-cell table:style-name="ce92" office:value-type="currency" office:currency="USD" office:value="824888" calcext:value-type="currency">
            <text:p>$824,888</text:p>
          </table:table-cell>
          <table:table-cell table:style-name="ce90" office:value-type="currency" office:currency="USD" office:value="-13167" calcext:value-type="currency">
            <text:p>-$13,167</text:p>
          </table:table-cell>
          <table:table-cell table:style-name="ce91" office:value-type="currency" office:currency="USD" office:value="1583000" calcext:value-type="currency">
            <text:p>$1,583,000</text:p>
          </table:table-cell>
          <table:table-cell table:style-name="ce91"/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82"/>
          <table:table-cell table:style-name="ce91"/>
          <table:table-cell table:style-name="ce90" table:number-columns-repeated="2"/>
          <table:table-cell table:style-name="ce91" table:number-columns-repeated="4"/>
          <table:table-cell table:style-name="ce105" table:number-columns-repeated="2"/>
          <table:table-cell table:style-name="ce92"/>
          <table:table-cell table:style-name="ce90"/>
          <table:table-cell table:style-name="ce91" table:number-columns-repeated="2"/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82" office:value-type="string" calcext:value-type="string">
            <text:p>Change in net assets</text:p>
          </table:table-cell>
          <table:table-cell table:style-name="ce91" office:value-type="currency" office:currency="USD" office:value="-4788673" calcext:value-type="currency">
            <text:p>-$4,788,673</text:p>
          </table:table-cell>
          <table:table-cell table:style-name="ce91" office:value-type="currency" office:currency="USD" office:value="13614024" calcext:value-type="currency">
            <text:p>$13,614,024</text:p>
          </table:table-cell>
          <table:table-cell table:style-name="ce91" office:value-type="currency" office:currency="USD" office:value="532722" calcext:value-type="currency">
            <text:p>$532,722</text:p>
          </table:table-cell>
          <table:table-cell table:style-name="ce91" office:value-type="currency" office:currency="USD" office:value="3200966" calcext:value-type="currency">
            <text:p>$3,200,966</text:p>
          </table:table-cell>
          <table:table-cell table:style-name="ce91" office:value-type="currency" office:currency="USD" office:value="3347443" calcext:value-type="currency">
            <text:p>$3,347,443</text:p>
          </table:table-cell>
          <table:table-cell table:style-name="ce91" table:formula="of:=SUM([.G36];-[.G35])" office:value-type="currency" office:currency="USD" office:value="604699" calcext:value-type="currency">
            <text:p>$604,699</text:p>
          </table:table-cell>
          <table:table-cell table:style-name="ce91" table:formula="of:=SUM([.H36];-[.H35])" office:value-type="currency" office:currency="USD" office:value="6368717" calcext:value-type="currency">
            <text:p>$6,368,717</text:p>
          </table:table-cell>
          <table:table-cell table:style-name="ce91" table:formula="of:=SUM([.I36];-[.I35])" office:value-type="currency" office:currency="USD" office:value="-978063" calcext:value-type="currency">
            <text:p>-$978,063</text:p>
          </table:table-cell>
          <table:table-cell table:style-name="ce91" table:formula="of:=SUM([.J36];-[.J35])" office:value-type="currency" office:currency="USD" office:value="-2524682" calcext:value-type="currency">
            <text:p>-$2,524,682</text:p>
          </table:table-cell>
          <table:table-cell table:style-name="ce91" table:formula="of:=SUM([.K36];-[.K35])" office:value-type="currency" office:currency="USD" office:value="3948111" calcext:value-type="currency">
            <text:p>$3,948,111</text:p>
          </table:table-cell>
          <table:table-cell table:style-name="ce91" table:formula="of:=SUM([.L36];-[.L35])" office:value-type="currency" office:currency="USD" office:value="2720959" calcext:value-type="currency">
            <text:p>$2,720,959</text:p>
          </table:table-cell>
          <table:table-cell table:style-name="ce91" table:formula="of:=SUM([.M36];-[.M35])" office:value-type="currency" office:currency="USD" office:value="6993176" calcext:value-type="currency">
            <text:p>$6,993,176</text:p>
          </table:table-cell>
          <table:table-cell table:style-name="ce91" table:formula="of:=SUM([.N36];-[.N35])" office:value-type="currency" office:currency="USD" office:value="1205379" calcext:value-type="currency">
            <text:p>$1,205,379</text:p>
          </table:table-cell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82" office:value-type="string" calcext:value-type="string">
            <text:p>Beginning net assets</text:p>
          </table:table-cell>
          <table:table-cell table:style-name="ce91" office:value-type="currency" office:currency="USD" office:value="38231318" calcext:value-type="currency">
            <text:p>$38,231,318</text:p>
          </table:table-cell>
          <table:table-cell table:style-name="ce91" office:value-type="currency" office:currency="USD" office:value="24617294" calcext:value-type="currency">
            <text:p>$24,617,294</text:p>
          </table:table-cell>
          <table:table-cell table:style-name="ce91" office:value-type="currency" office:currency="USD" office:value="24084572" calcext:value-type="currency">
            <text:p>$24,084,572</text:p>
          </table:table-cell>
          <table:table-cell table:style-name="ce91" office:value-type="currency" office:currency="USD" office:value="20883606" calcext:value-type="currency">
            <text:p>$20,883,606</text:p>
          </table:table-cell>
          <table:table-cell table:style-name="ce91" office:value-type="currency" office:currency="USD" office:value="17536163" calcext:value-type="currency">
            <text:p>$17,536,163</text:p>
          </table:table-cell>
          <table:table-cell table:style-name="ce91" office:value-type="currency" office:currency="USD" office:value="16931464" calcext:value-type="currency">
            <text:p>$16,931,464</text:p>
          </table:table-cell>
          <table:table-cell table:style-name="ce91" office:value-type="currency" office:currency="USD" office:value="10562747" calcext:value-type="currency">
            <text:p>$10,562,747</text:p>
          </table:table-cell>
          <table:table-cell table:style-name="ce91" office:value-type="currency" office:currency="USD" office:value="11540810" calcext:value-type="currency">
            <text:p>$11,540,810</text:p>
          </table:table-cell>
          <table:table-cell table:style-name="ce91" office:value-type="currency" office:currency="USD" office:value="15881210" calcext:value-type="currency">
            <text:p>$15,881,210</text:p>
          </table:table-cell>
          <table:table-cell table:style-name="ce91" office:value-type="currency" office:currency="USD" office:value="11933099" calcext:value-type="currency">
            <text:p>$11,933,099</text:p>
          </table:table-cell>
          <table:table-cell table:style-name="ce91" office:value-type="currency" office:currency="USD" office:value="9212140" calcext:value-type="currency">
            <text:p>$9,212,140</text:p>
          </table:table-cell>
          <table:table-cell table:style-name="ce91" office:value-type="currency" office:currency="USD" office:value="2218964" calcext:value-type="currency">
            <text:p>$2,218,964</text:p>
          </table:table-cell>
          <table:table-cell table:style-name="ce91" office:value-type="currency" office:currency="USD" office:value="1013585" calcext:value-type="currency">
            <text:p>$1,013,585</text:p>
          </table:table-cell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82" office:value-type="string" calcext:value-type="string">
            <text:p>Ending net assets</text:p>
          </table:table-cell>
          <table:table-cell table:style-name="ce91" office:value-type="currency" office:currency="USD" office:value="33442645" calcext:value-type="currency">
            <text:p>$33,442,645</text:p>
          </table:table-cell>
          <table:table-cell table:style-name="ce91" office:value-type="currency" office:currency="USD" office:value="38231318" calcext:value-type="currency">
            <text:p>$38,231,318</text:p>
          </table:table-cell>
          <table:table-cell table:style-name="ce91" office:value-type="currency" office:currency="USD" office:value="24617294" calcext:value-type="currency">
            <text:p>$24,617,294</text:p>
          </table:table-cell>
          <table:table-cell table:style-name="ce91" office:value-type="currency" office:currency="USD" office:value="24084572" calcext:value-type="currency">
            <text:p>$24,084,572</text:p>
          </table:table-cell>
          <table:table-cell table:style-name="ce91" office:value-type="currency" office:currency="USD" office:value="20883606" calcext:value-type="currency">
            <text:p>$20,883,606</text:p>
          </table:table-cell>
          <table:table-cell table:style-name="ce91" office:value-type="currency" office:currency="USD" office:value="17536163" calcext:value-type="currency">
            <text:p>$17,536,163</text:p>
          </table:table-cell>
          <table:table-cell table:style-name="ce91" office:value-type="currency" office:currency="USD" office:value="16931464" calcext:value-type="currency">
            <text:p>$16,931,464</text:p>
          </table:table-cell>
          <table:table-cell table:style-name="ce91" office:value-type="currency" office:currency="USD" office:value="10562747" calcext:value-type="currency">
            <text:p>$10,562,747</text:p>
          </table:table-cell>
          <table:table-cell table:style-name="ce91" office:value-type="currency" office:currency="USD" office:value="13356528" calcext:value-type="currency">
            <text:p>$13,356,528</text:p>
          </table:table-cell>
          <table:table-cell table:style-name="ce91" office:value-type="currency" office:currency="USD" office:value="15881210" calcext:value-type="currency">
            <text:p>$15,881,210</text:p>
          </table:table-cell>
          <table:table-cell table:style-name="ce91" office:value-type="currency" office:currency="USD" office:value="11933099" calcext:value-type="currency">
            <text:p>$11,933,099</text:p>
          </table:table-cell>
          <table:table-cell table:style-name="ce91" office:value-type="currency" office:currency="USD" office:value="9212140" calcext:value-type="currency">
            <text:p>$9,212,140</text:p>
          </table:table-cell>
          <table:table-cell table:style-name="ce91" office:value-type="currency" office:currency="USD" office:value="2218964" calcext:value-type="currency">
            <text:p>$2,218,964</text:p>
          </table:table-cell>
          <table:table-cell table:style-name="ce34" table:number-columns-repeated="16336"/>
          <table:table-cell table:number-columns-repeated="34"/>
        </table:table-row>
        <table:table-row table:style-name="ro2">
          <table:table-cell table:style-name="ce15"/>
          <table:table-cell table:style-name="ce27" table:number-columns-repeated="9"/>
          <table:table-cell table:style-name="ce32" table:number-columns-repeated="2"/>
          <table:table-cell/>
          <table:table-cell table:style-name="ce32"/>
          <table:table-cell table:number-columns-repeated="16370"/>
        </table:table-row>
        <table:table-row table:style-name="ro2">
          <table:table-cell table:style-name="ce15"/>
          <table:table-cell table:style-name="ce27"/>
          <table:table-cell table:style-name="ce32" table:number-columns-repeated="10"/>
          <table:table-cell/>
          <table:table-cell table:style-name="ce32"/>
          <table:table-cell table:number-columns-repeated="16370"/>
        </table:table-row>
        <table:table-row table:style-name="ro2">
          <table:table-cell table:style-name="ce7"/>
          <table:table-cell table:style-name="ce27"/>
          <table:table-cell table:style-name="ce32" table:number-columns-repeated="10"/>
          <table:table-cell/>
          <table:table-cell table:style-name="ce32"/>
          <table:table-cell table:style-name="ce56" table:number-columns-repeated="16336"/>
          <table:table-cell table:style-name="ce34" table:number-columns-repeated="34"/>
        </table:table-row>
        <table:table-row table:style-name="ro4" table:number-rows-repeated="2">
          <table:table-cell table:number-columns-repeated="2"/>
          <table:table-cell table:style-name="ce33" table:number-columns-repeated="3"/>
          <table:table-cell table:style-name="ce22"/>
          <table:table-cell table:style-name="ce33" table:number-columns-repeated="4"/>
          <table:table-cell table:number-columns-repeated="16374"/>
        </table:table-row>
        <table:table-row table:style-name="ro4">
          <table:table-cell table:number-columns-repeated="5"/>
          <table:table-cell table:style-name="ce22"/>
          <table:table-cell table:style-name="ce35"/>
          <table:table-cell table:number-columns-repeated="16377"/>
        </table:table-row>
        <table:table-row table:style-name="ro4" table:number-rows-repeated="1048533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_xlnm.Print_Area" table:base-cell-address="$'Consolidated Activities'.$A$1" table:expression="#REF!"/>
          <table:named-expression table:name="_xlnm.Sheet_Title" table:base-cell-address="$'Consolidated Activities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rial" svg:font-family="Arial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 </number:text>
      <number:number number:decimal-places="0" number:min-decimal-places="0" number:min-integer-digits="1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5:33:08.273144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creator>Vladimir Ivanović</dc:creator>
    <dc:date>2023-09-01T05:46:20.321608190</dc:date>
    <meta:editing-cycles>19</meta:editing-cycles>
    <meta:editing-duration>PT13H53M9S</meta:editing-duration>
    <meta:generator>LibreOffice/7.6.0.3$Linux_X86_64 LibreOffice_project/60$Build-3</meta:generator>
    <meta:print-date>2023-09-01T05:40:40.299934235</meta:print-date>
    <meta:printed-by>PDF files: Vladimir Ivanović</meta:printed-by>
    <meta:document-statistic meta:table-count="1" meta:cell-count="314" meta:object-count="0"/>
    <meta:user-defined meta:name="AppVersion">15.0000</meta:user-defined>
  </office:meta>
</office:document-meta>
</file>